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01b91" officeooo:paragraph-rsid="00101b91" style:font-size-asian="19.25pt" style:font-size-complex="22pt"/>
    </style:style>
    <style:style style:name="P2" style:family="paragraph" style:parent-style-name="Standard">
      <style:text-properties fo:font-size="22pt" officeooo:rsid="00108fd0" officeooo:paragraph-rsid="00108fd0" style:font-size-asian="19.25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ActivityForResult:</text:p>
      <text:p text:style-name="P1">Before we understand StartActivityForResult, we need to understand intent:</text:p>
      <text:p text:style-name="P1">=&gt; Intent is an abstract description of an action to be performed</text:p>
      <text:p text:style-name="P1">=&gt; There are two kinds of intents</text:p>
      <text:p text:style-name="P1">1. Explicit intent:</text:p>
      <text:p text:style-name="P1">+ <text:s/>It connects and operates within the application itself like switching activities and sending data between activities</text:p>
      <text:p text:style-name="P1">2. Implicit intent:</text:p>
      <text:p text:style-name="P1">+ It operates with external application such as call or SMS.</text:p>
      <text:p text:style-name="P1">=&gt; StartActivityForResult is used to get back data from another activity</text:p>
      <text:p text:style-name="P1">=&gt; In order to do so, we need to:</text:p>
      <text:p text:style-name="P1">1. Create an explicit intent</text:p>
      <text:p text:style-name="P1">2. Add data to the intent using putExtra method</text:p>
      <text:p text:style-name="P1">3. Launch another activity by calling StartActivityForResult by passing in the intent object and request code.</text:p>
      <text:p text:style-name="P1">=&gt; request code acts as a token to indicate which activity the data is sent back from</text:p>
      <text:p text:style-name="P1">4. Within the onCreate method of SecondActivity, extract the data using getExtra method</text:p>
      <text:p text:style-name="P2"><text:soft-page-break/>5. We can do some computation within SecondActivity. When we are ready to send back data, we’ll do the following:</text:p>
      <text:p text:style-name="P2">a. get reference to the intent object</text:p>
      <text:p text:style-name="P2">b. Add data <text:s/>to the intent using putExtra</text:p>
      <text:p text:style-name="P2">c. call setResult method of SecondActivity by passing in the Activity.RESULT_OK to indicate there’s not error then pass in the data as the second parameter.</text:p>
      <text:p text:style-name="P2">d. call finish()</text:p>
      <text:p text:style-name="P2">6. call onActivityResult to receive data</text:p>
      <text:p text:style-name="P2">+ This method takes three parameter, the request code, result code and intent ob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9:21:12.234557187</meta:creation-date>
    <dc:date>2019-10-06T19:36:52.134615001</dc:date>
    <meta:editing-duration>PT4M</meta:editing-duration>
    <meta:editing-cycles>1</meta:editing-cycles>
    <meta:document-statistic meta:table-count="0" meta:image-count="0" meta:object-count="0" meta:page-count="2" meta:paragraph-count="22" meta:word-count="226" meta:character-count="1361" meta:non-whitespace-character-count="1155"/>
    <meta:generator>LibreOffice/6.2.7.1$Linux_X86_64 LibreOffice_project/20$Build-1</meta:generator>
  </office:meta>
</office:document-meta>
</file>